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/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paragraph-rsid="000e264d" style:font-size-asian="11pt" style:font-size-complex="11pt"/>
    </style:style>
    <style:style style:name="P4" style:family="paragraph" style:parent-style-name="Standard">
      <style:text-properties style:font-name="Liberation Serif" fo:font-size="11pt" officeooo:rsid="000e264d" officeooo:paragraph-rsid="000e264d" style:font-size-asian="11pt" style:font-size-complex="11pt"/>
    </style:style>
    <style:style style:name="P5" style:family="paragraph" style:parent-style-name="Table_20_Contents">
      <style:text-properties officeooo:rsid="00132bc4" officeooo:paragraph-rsid="00132bc4"/>
    </style:style>
    <style:style style:name="P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9" style:family="paragraph" style:parent-style-name="Table_20_Contents">
      <style:text-properties officeooo:rsid="00132bc4" officeooo:paragraph-rsid="00180eb7"/>
    </style:style>
    <style:style style:name="P10" style:family="paragraph" style:parent-style-name="Table_20_Contents">
      <style:text-properties officeooo:rsid="00132bc4" officeooo:paragraph-rsid="0021e8a6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1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1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1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2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2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24" style:family="paragraph" style:parent-style-name="Table_20_Contents">
      <style:text-properties fo:font-size="10pt" officeooo:paragraph-rsid="00180eb7" style:font-size-asian="10pt" style:font-size-complex="10pt"/>
    </style:style>
    <style:style style:name="P2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26" style:family="paragraph" style:parent-style-name="Table_20_Contents">
      <style:text-properties fo:font-size="10pt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2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3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3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3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4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4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4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4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4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officeooo:rsid="00144310" officeooo:paragraph-rsid="00144310"/>
    </style:style>
    <style:style style:name="P55" style:family="paragraph" style:parent-style-name="Table_20_Contents">
      <style:text-properties officeooo:rsid="00144310" officeooo:paragraph-rsid="00180eb7"/>
    </style:style>
    <style:style style:name="P56" style:family="paragraph" style:parent-style-name="Table_20_Contents">
      <style:text-properties officeooo:rsid="00144310" officeooo:paragraph-rsid="0021e8a6"/>
    </style:style>
    <style:style style:name="P57" style:family="paragraph" style:parent-style-name="Table_20_Contents">
      <style:text-properties officeooo:paragraph-rsid="00180eb7"/>
    </style:style>
    <style:style style:name="P58" style:family="paragraph" style:parent-style-name="Table_20_Contents">
      <style:text-properties officeooo:paragraph-rsid="0021e8a6"/>
    </style:style>
    <style:style style:name="P59" style:family="paragraph" style:parent-style-name="Text_20_body">
      <style:text-properties officeooo:rsid="000f24d9" officeooo:paragraph-rsid="000f24d9"/>
    </style:style>
    <style:style style:name="P60" style:family="paragraph" style:parent-style-name="Text_20_body">
      <style:text-properties officeooo:rsid="001cc19d" officeooo:paragraph-rsid="001cc19d"/>
    </style:style>
    <style:style style:name="P61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62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63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64" style:family="paragraph" style:parent-style-name="Text_20_body">
      <style:text-properties officeooo:paragraph-rsid="001fe097"/>
    </style:style>
    <style:style style:name="P65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66" style:family="paragraph" style:parent-style-name="Standard">
      <style:text-properties officeooo:paragraph-rsid="00180eb7"/>
    </style:style>
    <style:style style:name="P67" style:family="paragraph" style:parent-style-name="Standard">
      <style:text-properties officeooo:paragraph-rsid="0021e8a6"/>
    </style:style>
    <style:style style:name="P68" style:family="paragraph" style:parent-style-name="Standard">
      <style:text-properties officeooo:rsid="0024e0ad" officeooo:paragraph-rsid="0024e0ad"/>
    </style:style>
    <style:style style:name="P69" style:family="paragraph" style:parent-style-name="Standard">
      <style:text-properties officeooo:rsid="0024e0ad" officeooo:paragraph-rsid="0025867b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e264d" style:font-style-asian="normal" style:font-weight-asian="normal" style:text-emphasize="none"/>
    </style:style>
    <style:style style:name="T4" style:family="text">
      <style:text-properties officeooo:rsid="000e264d"/>
    </style:style>
    <style:style style:name="T5" style:family="text">
      <style:text-properties officeooo:rsid="000f24d9"/>
    </style:style>
    <style:style style:name="T6" style:family="text">
      <style:text-properties officeooo:rsid="000f6d9f"/>
    </style:style>
    <style:style style:name="T7" style:family="text">
      <style:text-properties officeooo:rsid="001247cb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tyle="normal" officeooo:rsid="0024e0ad" style:font-style-asian="normal" style:font-style-complex="normal"/>
    </style:style>
    <style:style style:name="T10" style:family="text">
      <style:text-properties style:text-position="0% 100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97232" style:font-style-asian="normal" style:font-style-complex="normal"/>
    </style:style>
    <style:style style:name="T18" style:family="text">
      <style:text-properties fo:font-style="normal" officeooo:rsid="0021e8a6" style:font-style-asian="normal" style:font-style-complex="normal"/>
    </style:style>
    <style:style style:name="T19" style:family="text">
      <style:text-properties fo:font-style="normal" officeooo:rsid="0022842d" style:font-style-asian="normal" style:font-style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7fd55"/>
    </style:style>
    <style:style style:name="T22" style:family="text">
      <style:text-properties officeooo:rsid="00197232"/>
    </style:style>
    <style:style style:name="T23" style:family="text">
      <style:text-properties officeooo:rsid="001a1df8"/>
    </style:style>
    <style:style style:name="T24" style:family="text">
      <style:text-properties officeooo:rsid="001be258"/>
    </style:style>
    <style:style style:name="T25" style:family="text">
      <style:text-properties officeooo:rsid="001dbf4c"/>
    </style:style>
    <style:style style:name="T26" style:family="text">
      <style:text-properties officeooo:rsid="001fe097"/>
    </style:style>
    <style:style style:name="T27" style:family="text">
      <style:text-properties officeooo:rsid="0021e8a6"/>
    </style:style>
    <style:style style:name="T28" style:family="text">
      <style:text-properties officeooo:rsid="0022842d"/>
    </style:style>
    <style:style style:name="T29" style:family="text">
      <style:text-properties officeooo:rsid="00244e39"/>
    </style:style>
    <style:style style:name="T30" style:family="text">
      <style:text-properties officeooo:rsid="002586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1"/>
      <text:p text:style-name="P65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5">Selon la norme Cattex, les participes présents doivent être indiqués en tant que tels dans MS, sauf certaines exceptions, explicitées dans le manuel.</text:p>
      <text:p text:style-name="P1"/>
      <text:p text:style-name="P65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5">Adverbe « subitement » : pas de lemme dans le dictionnaire, mais « subit » existe, et dans cette entrée apparaît l'adverbe. Renvoyer à l'un ou l'autre ?</text:p>
      <text:p text:style-name="P2"><text:span text:style-name="T2">(cf </text:span><text:span text:style-name="T1">B_w_000122</text:span><text:span text:style-name="T2">)</text:span></text:p>
      <text:p text:style-name="P2"/>
      <text:p text:style-name="P65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1"/>
      <text:p text:style-name="P1">« <text:span text:style-name="T4">Damnedeu » : entrée du dictionnaire à dan2, mais forme très éloignée, donc on garde en lemme « damnedeu » (qui apparaît dans l'index)</text:span></text:p>
      <text:p text:style-name="P3"><text:span text:style-name="T4">(cf </text:span><text:span text:style-name="T1">B_w_000202</text:span><text:span text:style-name="T3">)</text:span></text:p>
      <text:p text:style-name="P4"/>
      <text:p text:style-name="P1"/>
      <text:p text:style-name="Heading_20_3">Pronoms, déterminants et articles possessifs : les paradigmes et leurs lemmes</text:p>
      <text:p text:style-name="Heading_20_4">Rappel de la distinction traditionnelle</text:p>
      <text:p text:style-name="Text_20_body">Cel<text:span text:style-name="T5">le-ci oppose « article » possessif, faible, et adjectif possessif fort.</text:span></text:p>
      <text:p text:style-name="P59">Les deux paradigmes sont distincts au sg., mais en grande partie <text:span text:style-name="T6">communs au pl. TL propose des lemmes pour chaque personne</text:span></text:p>
      <text:p text:style-name="P59"/>
      <text:p text:style-name="P63">« <text:span text:style-name="T7">article » possessif fort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6">Masc.</text:p>
          </table:table-cell>
          <table:covered-table-cell/>
          <table:table-cell table:style-name="Tableau1.A1" table:number-columns-spanned="2" office:value-type="string">
            <text:p text:style-name="P6">Fém.</text:p>
          </table:table-cell>
          <table:covered-table-cell/>
          <table:table-cell table:style-name="Tableau1.F1" office:value-type="string">
            <text:p text:style-name="P6">Lemme <text:span text:style-name="T23">TL</text:span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0">Sg.</text:p>
          </table:table-cell>
          <table:table-cell table:style-name="Tableau1.A2" office:value-type="string">
            <text:p text:style-name="P13">Pl.</text:p>
          </table:table-cell>
          <table:table-cell table:style-name="Tableau1.A2" office:value-type="string">
            <text:p text:style-name="P19">Sg.</text:p>
          </table:table-cell>
          <table:table-cell table:style-name="Tableau1.A2" office:value-type="string">
            <text:p text:style-name="P19">Pl.</text:p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5">1<text:span text:style-name="T8">re</text:span> pers.</text:p>
          </table:table-cell>
          <table:table-cell table:style-name="Tableau1.A2" office:value-type="string">
            <text:p text:style-name="P12">CS <text:span text:style-name="T11">mes</text:span><text:span text:style-name="T16">, </text:span><text:span text:style-name="T11">mis </text:span><text:span text:style-name="T16">(AN)</text:span></text:p>
            <text:p text:style-name="P29">CR <text:span text:style-name="T11">mon, mun</text:span> (AN<text:span text:style-name="T22">)</text:span>, <text:span text:style-name="T11">men</text:span> (pic.)</text:p>
          </table:table-cell>
          <table:table-cell table:style-name="Tableau1.A2" office:value-type="string">
            <text:p text:style-name="P39">mi</text:p>
            <text:p text:style-name="P39">mes</text:p>
          </table:table-cell>
          <table:table-cell table:style-name="Tableau1.A2" office:value-type="string">
            <text:p text:style-name="P18"><text:span text:style-name="T11">ma</text:span>, <text:span text:style-name="T11">me</text:span><text:span text:style-name="T16"> (pic.)</text:span></text:p>
          </table:table-cell>
          <table:table-cell table:style-name="Tableau1.A2" office:value-type="string">
            <text:p text:style-name="P39">mes</text:p>
          </table:table-cell>
          <table:table-cell table:style-name="Tableau1.F2" office:value-type="string">
            <text:p text:style-name="P49">mon1</text:p>
          </table:table-cell>
        </table:table-row>
        <table:table-row>
          <table:table-cell table:style-name="Tableau1.A2" office:value-type="string">
            <text:p text:style-name="P54">2<text:span text:style-name="T8">e</text:span> pers.</text:p>
          </table:table-cell>
          <table:table-cell table:style-name="Tableau1.A2" office:value-type="string">
            <text:p text:style-name="P18">CS <text:span text:style-name="T11">tes, tis</text:span></text:p>
            <text:p text:style-name="P18"><text:span text:style-name="T16">CR </text:span><text:span text:style-name="T11">ton</text:span><text:span text:style-name="T16">, </text:span><text:span text:style-name="T11">tun, ten</text:span></text:p>
          </table:table-cell>
          <table:table-cell table:style-name="Tableau1.A2" office:value-type="string">
            <text:p text:style-name="P39">ti</text:p>
            <text:p text:style-name="P39">tes</text:p>
          </table:table-cell>
          <table:table-cell table:style-name="Tableau1.A2" office:value-type="string">
            <text:p text:style-name="P18"><text:span text:style-name="T11">ta</text:span>, <text:span text:style-name="T11">te</text:span></text:p>
          </table:table-cell>
          <table:table-cell table:style-name="Tableau1.A2" office:value-type="string">
            <text:p text:style-name="P39">tes</text:p>
          </table:table-cell>
          <table:table-cell table:style-name="Tableau1.F2" office:value-type="string">
            <text:p text:style-name="P49">ton4</text:p>
          </table:table-cell>
        </table:table-row>
        <table:table-row>
          <table:table-cell table:style-name="Tableau1.A2" office:value-type="string">
            <text:p text:style-name="P54">3<text:span text:style-name="T8">e</text:span> pers.</text:p>
          </table:table-cell>
          <table:table-cell table:style-name="Tableau1.A2" office:value-type="string">
            <text:p text:style-name="P18">CS <text:span text:style-name="T11">ses</text:span></text:p>
            <text:p text:style-name="P18"><text:span text:style-name="T16">CR </text:span><text:span text:style-name="T11">son</text:span><text:span text:style-name="T16">, </text:span><text:span text:style-name="T11">sun</text:span><text:span text:style-name="T16">, </text:span><text:span text:style-name="T11">sen</text:span></text:p>
          </table:table-cell>
          <table:table-cell table:style-name="Tableau1.A2" office:value-type="string">
            <text:p text:style-name="P39">si</text:p>
            <text:p text:style-name="P39">ses</text:p>
          </table:table-cell>
          <table:table-cell table:style-name="Tableau1.A2" office:value-type="string">
            <text:p text:style-name="P39">sa<text:span text:style-name="T16">, </text:span>se</text:p>
          </table:table-cell>
          <table:table-cell table:style-name="Tableau1.A2" office:value-type="string">
            <text:p text:style-name="P39">ses</text:p>
          </table:table-cell>
          <table:table-cell table:style-name="Tableau1.F2" office:value-type="string">
            <text:p text:style-name="P35"><text:span text:style-name="T20">son4</text:span> </text:p>
            <text:p text:style-name="P40">(en réalité, pas une vraie entrée, mais un renvoi à suen<text:span text:style-name="T21">…</text:span>)</text:p>
          </table:table-cell>
        </table:table-row>
      </table:table>
      <text:p text:style-name="P59"/>
      <text:p text:style-name="P59"/>
      <text:p text:style-name="P59"/>
      <text:p text:style-name="P59"/>
      <text:p text:style-name="P62"><text:soft-page-break/>Adjectif possessif fort, <text:span text:style-name="T24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57"/>
          </table:table-cell>
          <table:table-cell table:style-name="Tableau2.A1" table:number-columns-spanned="2" office:value-type="string">
            <text:p text:style-name="P7">Masc.</text:p>
          </table:table-cell>
          <table:covered-table-cell/>
          <table:table-cell table:style-name="Tableau2.A1" table:number-columns-spanned="2" office:value-type="string">
            <text:p text:style-name="P7">Fém.</text:p>
          </table:table-cell>
          <table:covered-table-cell/>
          <table:table-cell table:style-name="Tableau2.F1" office:value-type="string">
            <text:p text:style-name="P7">Lemme <text:span text:style-name="T23">TL</text:span></text:p>
          </table:table-cell>
        </table:table-row>
        <table:table-row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31">Sg.</text:p>
          </table:table-cell>
          <table:table-cell table:style-name="Tableau2.A2" office:value-type="string">
            <text:p text:style-name="P14">Pl.</text:p>
          </table:table-cell>
          <table:table-cell table:style-name="Tableau2.A2" office:value-type="string">
            <text:p text:style-name="P20">Sg.</text:p>
          </table:table-cell>
          <table:table-cell table:style-name="Tableau2.A2" office:value-type="string">
            <text:p text:style-name="P20">Pl.</text:p>
          </table:table-cell>
          <table:table-cell table:style-name="Tableau2.F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9">1<text:span text:style-name="T8">re</text:span> pers.</text:p>
          </table:table-cell>
          <table:table-cell table:style-name="Tableau2.A2" office:value-type="string">
            <text:p text:style-name="P16">CS <text:span text:style-name="T11">m</text:span><text:span text:style-name="T12">i</text:span><text:span text:style-name="T11">e</text:span><text:span text:style-name="T12">n</text:span><text:span text:style-name="T11">s</text:span><text:span text:style-name="T16">, </text:span><text:span text:style-name="T11">m</text:span><text:span text:style-name="T12">en</text:span><text:span text:style-name="T11">s </text:span><text:span text:style-name="T16">(AN)</text:span></text:p>
            <text:p text:style-name="P33">CR <text:span text:style-name="T11">m</text:span><text:span text:style-name="T12">ien</text:span><text:span text:style-name="T11">, </text:span><text:span text:style-name="T12">men</text:span> (AN<text:span text:style-name="T22">)</text:span></text:p>
          </table:table-cell>
          <table:table-cell table:style-name="Tableau2.A2" office:value-type="string">
            <text:p text:style-name="P41">mien, men</text:p>
            <text:p text:style-name="P41">miens, mens</text:p>
          </table:table-cell>
          <table:table-cell table:style-name="Tableau2.A2" office:value-type="string">
            <text:p text:style-name="P25"><text:span text:style-name="T11">meie</text:span><text:span text:style-name="T16">, </text:span><text:span text:style-name="T11">moie</text:span><text:span text:style-name="T16"> ; <text:s/></text:span><text:span text:style-name="T11">mieue</text:span><text:span text:style-name="T16">, </text:span><text:span text:style-name="T11">miue</text:span><text:span text:style-name="T16"> (pic)</text:span></text:p>
          </table:table-cell>
          <table:table-cell table:style-name="Tableau2.A2" office:value-type="string">
            <text:p text:style-name="P41">meie, …</text:p>
          </table:table-cell>
          <table:table-cell table:style-name="Tableau2.F2" office:value-type="string">
            <text:p text:style-name="P50">mien</text:p>
          </table:table-cell>
        </table:table-row>
        <table:table-row>
          <table:table-cell table:style-name="Tableau2.A2" office:value-type="string">
            <text:p text:style-name="P55">2<text:span text:style-name="T8">e</text:span> pers.</text:p>
          </table:table-cell>
          <table:table-cell table:style-name="Tableau2.A2" office:value-type="string">
            <text:p text:style-name="P22">CS <text:span text:style-name="T12">tuens</text:span><text:span text:style-name="T17">, </text:span><text:span text:style-name="T12">tuns </text:span><text:span text:style-name="T17">(AN)</text:span><text:span text:style-name="T12">, toens</text:span><text:span text:style-name="T17"> (O)</text:span></text:p>
            <text:p text:style-name="P22"><text:span text:style-name="T16">CR </text:span><text:span text:style-name="T12">tuen</text:span></text:p>
          </table:table-cell>
          <table:table-cell table:style-name="Tableau2.A2" office:value-type="string">
            <text:p text:style-name="P41">tuen, …</text:p>
            <text:p text:style-name="P41">tuens,…</text:p>
          </table:table-cell>
          <table:table-cell table:style-name="Tableau2.A2" office:value-type="string">
            <text:p text:style-name="P25"><text:span text:style-name="T11">toe, toue, teue, tue </text:span><text:span text:style-name="T16">(AN)</text:span><text:span text:style-name="T11">, …</text:span></text:p>
          </table:table-cell>
          <table:table-cell table:style-name="Tableau2.A2" office:value-type="string">
            <text:p text:style-name="P41">toes,…</text:p>
          </table:table-cell>
          <table:table-cell table:style-name="Tableau2.F2" office:value-type="string">
            <text:p text:style-name="P47">tuen</text:p>
            <text:p text:style-name="P53">(renv. à ton4…)</text:p>
          </table:table-cell>
        </table:table-row>
        <table:table-row>
          <table:table-cell table:style-name="Tableau2.A2" office:value-type="string">
            <text:p text:style-name="P55">3<text:span text:style-name="T8">e</text:span> pers.</text:p>
          </table:table-cell>
          <table:table-cell table:style-name="Tableau2.A2" office:value-type="string">
            <text:p text:style-name="P22">CS <text:span text:style-name="T12">suens, suns, soens</text:span></text:p>
            <text:p text:style-name="P22"><text:span text:style-name="T16">CR </text:span><text:span text:style-name="T12">suen, sun, soen</text:span></text:p>
          </table:table-cell>
          <table:table-cell table:style-name="Tableau2.A2" office:value-type="string">
            <text:p text:style-name="P41">suen, …</text:p>
            <text:p text:style-name="P41">suens,…</text:p>
          </table:table-cell>
          <table:table-cell table:style-name="Tableau2.A2" office:value-type="string">
            <text:p text:style-name="P41">soe, soue, seue,…</text:p>
          </table:table-cell>
          <table:table-cell table:style-name="Tableau2.A2" office:value-type="string">
            <text:p text:style-name="P41">soes,…</text:p>
          </table:table-cell>
          <table:table-cell table:style-name="Tableau2.F2" office:value-type="string">
            <text:p text:style-name="P37">suen</text:p>
          </table:table-cell>
        </table:table-row>
      </table:table>
      <text:p text:style-name="P66"/>
      <text:p text:style-name="P60"/>
      <text:p text:style-name="P61">Possesseurs multiples</text:p>
      <text:p text:style-name="P64">Cert<text:span text:style-name="T25">ains grammairiens distinguent, et d'autres non, deux paradigmes séparés pour « article » et adjectif possessif. Les formes sont en tous cas assez largement communes… et TL ne fait pas de distinction de lemmes.</text:span></text:p>
      <text:p text:style-name="P64"><text:span text:style-name="T26">NB : il sera intéressant de voir, une fois l'étiquetage fini, si certains de nos manuscrits distinguent des formes selon les emplois. 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58"/>
          </table:table-cell>
          <table:table-cell table:style-name="Tableau3.A1" table:number-columns-spanned="2" office:value-type="string">
            <text:p text:style-name="P8">Masc.</text:p>
          </table:table-cell>
          <table:covered-table-cell/>
          <table:table-cell table:style-name="Tableau3.A1" table:number-columns-spanned="2" office:value-type="string">
            <text:p text:style-name="P8">Fém.</text:p>
          </table:table-cell>
          <table:covered-table-cell/>
          <table:table-cell table:style-name="Tableau3.F1" office:value-type="string">
            <text:p text:style-name="P8">Lemme <text:span text:style-name="T23">TL</text:span></text:p>
          </table:table-cell>
        </table:table-row>
        <table:table-row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32">Sg.</text:p>
          </table:table-cell>
          <table:table-cell table:style-name="Tableau3.A2" office:value-type="string">
            <text:p text:style-name="P15">Pl.</text:p>
          </table:table-cell>
          <table:table-cell table:style-name="Tableau3.A2" office:value-type="string">
            <text:p text:style-name="P21">Sg.</text:p>
          </table:table-cell>
          <table:table-cell table:style-name="Tableau3.A2" office:value-type="string">
            <text:p text:style-name="P21">Pl.</text:p>
          </table:table-cell>
          <table:table-cell table:style-name="Tableau3.F2" office:value-type="string">
            <text:p text:style-name="P26"/>
          </table:table-cell>
        </table:table-row>
        <table:table-row>
          <table:table-cell table:style-name="Tableau3.A2" office:value-type="string">
            <text:p text:style-name="P10">1<text:span text:style-name="T8">re</text:span> pers.</text:p>
          </table:table-cell>
          <table:table-cell table:style-name="Tableau3.A2" office:value-type="string">
            <text:p text:style-name="P17">CS <text:span text:style-name="T13">nostre(s)</text:span><text:span text:style-name="T18">, </text:span><text:span text:style-name="T13">nos</text:span><text:span text:style-name="T18"> (pic.)</text:span></text:p>
            <text:p text:style-name="P34">CR <text:span text:style-name="T13">nostre, no</text:span><text:span text:style-name="T27"> (pic.)</text:span></text:p>
          </table:table-cell>
          <table:table-cell table:style-name="Tableau3.A2" office:value-type="string">
            <text:p text:style-name="P42">nostre, no<text:span text:style-name="T16"> (pic.)</text:span></text:p>
            <text:p text:style-name="P42">noz, nos<text:span text:style-name="T16"> (dt pic.)</text:span><text:span text:style-name="T9">1</text:span></text:p>
          </table:table-cell>
          <table:table-cell table:style-name="Tableau3.A2" office:value-type="string">
            <text:p text:style-name="P27"><text:span text:style-name="T11">nostre ;</text:span><text:span text:style-name="T16"> </text:span><text:span text:style-name="T11">no, noe</text:span><text:span text:style-name="T16"> (pic.)</text:span></text:p>
          </table:table-cell>
          <table:table-cell table:style-name="Tableau3.A2" office:value-type="string">
            <text:p text:style-name="P45">noz, nos ; nos, noes <text:span text:style-name="T16">(pic.)</text:span><text:span text:style-name="T9">1</text:span></text:p>
          </table:table-cell>
          <table:table-cell table:style-name="Tableau3.F2" office:value-type="string">
            <text:p text:style-name="P51">nostre</text:p>
          </table:table-cell>
        </table:table-row>
        <table:table-row>
          <table:table-cell table:style-name="Tableau3.A2" office:value-type="string">
            <text:p text:style-name="P56">2<text:span text:style-name="T8">e</text:span> pers.</text:p>
          </table:table-cell>
          <table:table-cell table:style-name="Tableau3.A2" office:value-type="string">
            <text:p text:style-name="P23">CS<text:span text:style-name="T17"> </text:span><text:span text:style-name="T14">vostre</text:span><text:span text:style-name="T19">(</text:span><text:span text:style-name="T14">s</text:span><text:span text:style-name="T19">), </text:span><text:span text:style-name="T14">vos</text:span><text:span text:style-name="T19"> (pic.)</text:span></text:p>
            <text:p text:style-name="P36"><text:span text:style-name="T22">C</text:span>R <text:span text:style-name="T14">vostre</text:span><text:span text:style-name="T28">, </text:span><text:span text:style-name="T14">vo</text:span><text:span text:style-name="T28"> (pic.)</text:span></text:p>
          </table:table-cell>
          <table:table-cell table:style-name="Tableau3.A2" office:value-type="string">
            <text:p text:style-name="P36"><text:span text:style-name="T14">vostre</text:span><text:span text:style-name="T28">, </text:span><text:span text:style-name="T14">vo</text:span><text:span text:style-name="T28"> (pic.)</text:span></text:p>
            <text:p text:style-name="P43"><text:span text:style-name="T29">v</text:span>oz, <text:span text:style-name="T29">v</text:span>os<text:span text:style-name="T16"> (dt pic.)</text:span><text:span text:style-name="T9">1</text:span></text:p>
          </table:table-cell>
          <table:table-cell table:style-name="Tableau3.A2" office:value-type="string">
            <text:p text:style-name="P28"><text:span text:style-name="T11">vostre </text:span><text:span text:style-name="T16">; </text:span><text:span text:style-name="T11">vo, voe</text:span><text:span text:style-name="T16"> (pic.)</text:span></text:p>
          </table:table-cell>
          <table:table-cell table:style-name="Tableau3.A2" office:value-type="string">
            <text:p text:style-name="P46">voz<text:span text:style-name="T16">, </text:span>vos <text:span text:style-name="T16">; vos, voes (pic.)</text:span><text:span text:style-name="T9">1</text:span></text:p>
          </table:table-cell>
          <table:table-cell table:style-name="Tableau3.F2" office:value-type="string">
            <text:p text:style-name="P52">vostre</text:p>
          </table:table-cell>
        </table:table-row>
        <table:table-row>
          <table:table-cell table:style-name="Tableau3.A2" office:value-type="string">
            <text:p text:style-name="P56">3<text:span text:style-name="T8">e</text:span> pers.</text:p>
          </table:table-cell>
          <table:table-cell table:style-name="Tableau3.A2" table:number-columns-spanned="4" office:value-type="string">
            <text:p text:style-name="P44">lor, lour, leur, lur<text:span text:style-name="T16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38">lor2</text:p>
            <text:p text:style-name="P48">ne pas confondre avec lor &gt;&gt; il, pron. pers.</text:p>
          </table:table-cell>
        </table:table-row>
      </table:table>
      <text:p text:style-name="P67"/>
      <text:p text:style-name="P69">1 : G. Hasenohr distingue des formes <text:span text:style-name="T11">nostres</text:span>, <text:span text:style-name="T11">vostres</text:span> caractéristiques du <text:span text:style-name="T30">masc.</text:span> CR pl.<text:span text:style-name="T30"> et fém. pl.</text:span> de l'adj. poss.</text:p>
      <text:p text:style-name="P68"/>
      <text:p text:style-name="P68">N.B. : il existe un neutre de l'adj. poss., équivalent au CR masculin <text:span text:style-name="T30">(ex. </text:span><text:span text:style-name="T15">Tout ert vostre aprés sa fi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/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>
      <style:text-properties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5-08T11:05:52.963440961</dc:date>
    <meta:editing-duration>PT4H58M19S</meta:editing-duration>
    <meta:editing-cycles>36</meta:editing-cycles>
    <meta:generator>LibreOffice/4.2.8.2$Linux_X86_64 LibreOffice_project/420m0$Build-2</meta:generator>
    <dc:creator>jbc </dc:creator>
    <meta:document-statistic meta:table-count="3" meta:image-count="0" meta:object-count="0" meta:page-count="2" meta:paragraph-count="114" meta:word-count="521" meta:character-count="2765" meta:non-whitespace-character-count="2355"/>
  </office:meta>
</office:document-meta>
</file>